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5cm"/>
    </style:style>
    <style:style style:name="co3" style:family="table-column">
      <style:table-column-properties fo:break-before="auto" style:column-width="4.78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/>
    </style:style>
    <style:style style:name="ce5" style:family="table-cell" style:parent-style-name="Default">
      <style:text-properties fo:color="#0080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°C (t)</text:p>
          </table:table-cell>
          <table:table-cell table:style-name="ce1" office:value-type="string">
            <text:p>Ohm (R)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table:style-name="ce2" office:value-type="float" office:value="100.7">
            <text:p>100,7</text:p>
          </table:table-cell>
          <table:table-cell table:style-name="ce5"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float" office:value="102.7">
            <text:p>102,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float" office:value="104.7">
            <text:p>104,7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6.7">
            <text:p>106,7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8.6">
            <text:p>108,6</text:p>
          </table:table-cell>
          <table:table-cell table:number-columns-repeated="2"/>
          <table:table-cell office:value-type="string">
            <text:p>t(R) = 2,5*R – 251,7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10.2">
            <text:p>110,2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2.5">
            <text:p>112,5</text:p>
          </table:table-cell>
          <table:table-cell table:number-columns-repeated="2"/>
          <table:table-cell office:value-type="string">
            <text:p>t(U) = 1250/(5-U) – 501,7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14.5">
            <text:p>114,5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16.7">
            <text:p>116,7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18.7">
            <text:p>118,7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.7">
            <text:p>120,7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22.7">
            <text:p>122,7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24.7">
            <text:p>124,7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style-name="ce3" office:value-type="float" office:value="126.7">
            <text:p>126,7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style-name="ce3" office:value-type="float" office:value="128.7">
            <text:p>128,7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style-name="ce3" office:value-type="float" office:value="130.7">
            <text:p>130,7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style-name="ce3" office:value-type="float" office:value="132.7">
            <text:p>132,7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style-name="ce3" office:value-type="float" office:value="134.7">
            <text:p>134,7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style-name="ce3" office:value-type="float" office:value="136.7">
            <text:p>136,7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style-name="ce4" office:value-type="float" office:value="138.7">
            <text:p>138,7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style-name="ce4" office:value-type="float" office:value="140.7">
            <text:p>140,7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style-name="ce2" office:value-type="float" office:value="142.7">
            <text:p>142,7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style-name="ce2" office:value-type="float" office:value="144.7">
            <text:p>144,7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style-name="ce2" office:value-type="float" office:value="146.7">
            <text:p>146,7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style-name="ce2" office:value-type="float" office:value="148.7">
            <text:p>148,7</text:p>
          </table:table-cell>
          <table:table-cell table:style-name="ce5" office:value-type="float" office:value="149">
            <text:p>1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.00.0000</text:date>, <text:time style:data-style-name="N2" text:time-value="0000-00-00T11:11:03.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7:42:49.98</meta:creation-date>
    <dc:date>2013-06-04T15:38:20.92</dc:date>
    <meta:editing-duration>PT5H8M36S</meta:editing-duration>
    <meta:editing-cycles>10</meta:editing-cycles>
    <meta:generator>LibreOffice/4.0.3.3$Windows_x86 LibreOffice_project/0eaa50a932c8f2199a615e1eb30f7ac74279539</meta:generator>
    <meta:document-statistic meta:table-count="1" meta:cell-count="56" meta:object-count="0"/>
  </office:meta>
</office:document-meta>
</file>